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svg:font-family="'DejaVu Sans'" style:font-family-generic="swiss"/>
    <style:font-face style:name="DejaVu Sans1" svg:font-family="'DejaVu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17c6" officeooo:paragraph-rsid="000717c6"/>
    </style:style>
    <style:style style:name="P2" style:family="paragraph" style:parent-style-name="Standard">
      <style:paragraph-properties fo:break-before="page"/>
      <style:text-properties officeooo:rsid="000717c6" officeooo:paragraph-rsid="000717c6"/>
    </style:style>
    <style:style style:name="P3" style:family="paragraph" style:parent-style-name="Standard">
      <style:text-properties officeooo:rsid="000717c6" officeooo:paragraph-rsid="000ce727"/>
    </style:style>
    <style:style style:name="P4" style:family="paragraph" style:parent-style-name="Standard">
      <style:text-properties officeooo:rsid="000717c6" officeooo:paragraph-rsid="000f1b54"/>
    </style:style>
    <style:style style:name="P5" style:family="paragraph" style:parent-style-name="Standard">
      <style:text-properties officeooo:rsid="000717c6" officeooo:paragraph-rsid="00110e81"/>
    </style:style>
    <style:style style:name="P6" style:family="paragraph" style:parent-style-name="Standard">
      <style:text-properties officeooo:rsid="000717c6" officeooo:paragraph-rsid="0012688c"/>
    </style:style>
    <style:style style:name="P7" style:family="paragraph" style:parent-style-name="Standard">
      <style:text-properties officeooo:rsid="000717c6" officeooo:paragraph-rsid="001582d5"/>
    </style:style>
    <style:style style:name="P8" style:family="paragraph" style:parent-style-name="Standard">
      <style:text-properties officeooo:rsid="00090908" officeooo:paragraph-rsid="00090908"/>
    </style:style>
    <style:style style:name="P9" style:family="paragraph" style:parent-style-name="Standard">
      <style:text-properties officeooo:rsid="00093979" officeooo:paragraph-rsid="00093979"/>
    </style:style>
    <style:style style:name="P10" style:family="paragraph" style:parent-style-name="Standard">
      <style:text-properties officeooo:rsid="000a0e58" officeooo:paragraph-rsid="000a0e58"/>
    </style:style>
    <style:style style:name="P11" style:family="paragraph" style:parent-style-name="Standard">
      <style:text-properties officeooo:rsid="000a0e58" officeooo:paragraph-rsid="000ce727"/>
    </style:style>
    <style:style style:name="P12" style:family="paragraph" style:parent-style-name="Standard">
      <style:text-properties officeooo:rsid="000a0e58" officeooo:paragraph-rsid="000f1b54"/>
    </style:style>
    <style:style style:name="P13" style:family="paragraph" style:parent-style-name="Standard">
      <style:text-properties officeooo:rsid="000a0e58" officeooo:paragraph-rsid="000b84ea"/>
    </style:style>
    <style:style style:name="P14" style:family="paragraph" style:parent-style-name="Standard">
      <style:text-properties officeooo:rsid="000a0e58" officeooo:paragraph-rsid="000f3210"/>
    </style:style>
    <style:style style:name="P15" style:family="paragraph" style:parent-style-name="Standard">
      <style:text-properties officeooo:rsid="000a0e58" officeooo:paragraph-rsid="00110e81"/>
    </style:style>
    <style:style style:name="P16" style:family="paragraph" style:parent-style-name="Standard">
      <style:text-properties officeooo:rsid="000a0e58" officeooo:paragraph-rsid="0012688c"/>
    </style:style>
    <style:style style:name="P17" style:family="paragraph" style:parent-style-name="Standard">
      <style:text-properties officeooo:rsid="000a0e58" officeooo:paragraph-rsid="001582d5"/>
    </style:style>
    <style:style style:name="P18" style:family="paragraph" style:parent-style-name="Standard">
      <style:text-properties officeooo:rsid="000b84ea" officeooo:paragraph-rsid="000b84ea"/>
    </style:style>
    <style:style style:name="P19" style:family="paragraph" style:parent-style-name="Standard">
      <style:paragraph-properties fo:break-before="page"/>
      <style:text-properties officeooo:rsid="000b84ea" officeooo:paragraph-rsid="000b84ea"/>
    </style:style>
    <style:style style:name="P20" style:family="paragraph" style:parent-style-name="Standard">
      <style:text-properties officeooo:rsid="000b84ea" officeooo:paragraph-rsid="000f1b54"/>
    </style:style>
    <style:style style:name="P21" style:family="paragraph" style:parent-style-name="Standard">
      <style:text-properties officeooo:rsid="000b84ea" officeooo:paragraph-rsid="000f3210"/>
    </style:style>
    <style:style style:name="P22" style:family="paragraph" style:parent-style-name="Standard">
      <style:paragraph-properties fo:break-before="page"/>
      <style:text-properties officeooo:rsid="000b84ea" officeooo:paragraph-rsid="000f3210"/>
    </style:style>
    <style:style style:name="P23" style:family="paragraph" style:parent-style-name="Standard">
      <style:text-properties officeooo:rsid="000b84ea" officeooo:paragraph-rsid="00110e81"/>
    </style:style>
    <style:style style:name="P24" style:family="paragraph" style:parent-style-name="Standard">
      <style:paragraph-properties fo:break-before="page"/>
      <style:text-properties officeooo:rsid="000b84ea" officeooo:paragraph-rsid="00110e81"/>
    </style:style>
    <style:style style:name="P25" style:family="paragraph" style:parent-style-name="Standard">
      <style:paragraph-properties fo:break-before="page"/>
      <style:text-properties officeooo:rsid="000b84ea" officeooo:paragraph-rsid="0012688c"/>
    </style:style>
    <style:style style:name="P26" style:family="paragraph" style:parent-style-name="Standard">
      <style:text-properties officeooo:rsid="000b84ea" officeooo:paragraph-rsid="0012688c"/>
    </style:style>
    <style:style style:name="P27" style:family="paragraph" style:parent-style-name="Standard">
      <style:paragraph-properties fo:break-before="page"/>
      <style:text-properties officeooo:rsid="000b84ea" officeooo:paragraph-rsid="001582d5"/>
    </style:style>
    <style:style style:name="P28" style:family="paragraph" style:parent-style-name="Standard">
      <style:text-properties officeooo:rsid="000b84ea" officeooo:paragraph-rsid="001582d5"/>
    </style:style>
    <style:style style:name="P29" style:family="paragraph" style:parent-style-name="Standard">
      <style:text-properties officeooo:rsid="000cbf7e" officeooo:paragraph-rsid="000cbf7e"/>
    </style:style>
    <style:style style:name="P30" style:family="paragraph" style:parent-style-name="Standard">
      <style:text-properties officeooo:rsid="000cbf7e" officeooo:paragraph-rsid="000f1b54"/>
    </style:style>
    <style:style style:name="P31" style:family="paragraph" style:parent-style-name="Standard">
      <style:text-properties officeooo:rsid="000cbf7e" officeooo:paragraph-rsid="00110e81"/>
    </style:style>
    <style:style style:name="P32" style:family="paragraph" style:parent-style-name="Standard">
      <style:text-properties officeooo:rsid="000cbf7e" officeooo:paragraph-rsid="0012688c"/>
    </style:style>
    <style:style style:name="P33" style:family="paragraph" style:parent-style-name="Standard">
      <style:text-properties officeooo:rsid="000cbf7e" officeooo:paragraph-rsid="001582d5"/>
    </style:style>
    <style:style style:name="P34" style:family="paragraph" style:parent-style-name="Standard">
      <style:text-properties officeooo:rsid="000ce727" officeooo:paragraph-rsid="000f3210"/>
    </style:style>
    <style:style style:name="P35" style:family="paragraph" style:parent-style-name="Standard">
      <style:text-properties officeooo:rsid="000ce727" officeooo:paragraph-rsid="00110e81"/>
    </style:style>
    <style:style style:name="P36" style:family="paragraph" style:parent-style-name="Standard">
      <style:text-properties officeooo:rsid="000ce727" officeooo:paragraph-rsid="0012688c"/>
    </style:style>
    <style:style style:name="P37" style:family="paragraph" style:parent-style-name="Standard">
      <style:text-properties officeooo:rsid="000ce727" officeooo:paragraph-rsid="001582d5"/>
    </style:style>
    <style:style style:name="P38" style:family="paragraph" style:parent-style-name="Standard">
      <style:text-properties officeooo:rsid="000e2789" officeooo:paragraph-rsid="000e2789"/>
    </style:style>
    <style:style style:name="P39" style:family="paragraph" style:parent-style-name="Standard">
      <style:text-properties officeooo:rsid="000e2789" officeooo:paragraph-rsid="000f1b54"/>
    </style:style>
    <style:style style:name="P40" style:family="paragraph" style:parent-style-name="Standard">
      <style:text-properties officeooo:rsid="000e2789" officeooo:paragraph-rsid="00110e81"/>
    </style:style>
    <style:style style:name="P41" style:family="paragraph" style:parent-style-name="Standard">
      <style:text-properties officeooo:rsid="000e2789" officeooo:paragraph-rsid="0012688c"/>
    </style:style>
    <style:style style:name="P42" style:family="paragraph" style:parent-style-name="Standard">
      <style:text-properties officeooo:rsid="000e2789" officeooo:paragraph-rsid="001582d5"/>
    </style:style>
    <style:style style:name="P43" style:family="paragraph" style:parent-style-name="Standard">
      <style:text-properties officeooo:rsid="00110e81" officeooo:paragraph-rsid="00110e81"/>
    </style:style>
    <style:style style:name="P44" style:family="paragraph" style:parent-style-name="Standard">
      <style:text-properties officeooo:rsid="00110e81" officeooo:paragraph-rsid="0012688c"/>
    </style:style>
    <style:style style:name="P45" style:family="paragraph" style:parent-style-name="Standard">
      <style:text-properties officeooo:rsid="00110e81" officeooo:paragraph-rsid="001582d5"/>
    </style:style>
    <style:style style:name="P46" style:family="paragraph" style:parent-style-name="Standard">
      <style:text-properties officeooo:rsid="0012688c" officeooo:paragraph-rsid="0012688c"/>
    </style:style>
    <style:style style:name="P47" style:family="paragraph" style:parent-style-name="Standard">
      <style:text-properties officeooo:rsid="0012688c" officeooo:paragraph-rsid="001582d5"/>
    </style:style>
    <style:style style:name="P48" style:family="paragraph" style:parent-style-name="Standard">
      <style:text-properties officeooo:rsid="00137038" officeooo:paragraph-rsid="00137038"/>
    </style:style>
    <style:style style:name="P49" style:family="paragraph" style:parent-style-name="Standard">
      <style:text-properties officeooo:rsid="00137038" officeooo:paragraph-rsid="001582d5"/>
    </style:style>
    <style:style style:name="P50" style:family="paragraph" style:parent-style-name="Standard" style:list-style-name="L1">
      <style:text-properties officeooo:rsid="000717c6" officeooo:paragraph-rsid="000717c6"/>
    </style:style>
    <style:style style:name="P51" style:family="paragraph" style:parent-style-name="Standard" style:list-style-name="L1">
      <style:text-properties officeooo:rsid="0008efe2" officeooo:paragraph-rsid="0008efe2"/>
    </style:style>
    <style:style style:name="P52" style:family="paragraph" style:parent-style-name="Standard">
      <style:text-properties officeooo:rsid="001dcd70" officeooo:paragraph-rsid="000ce727"/>
    </style:style>
    <style:style style:name="P53" style:family="paragraph" style:parent-style-name="Standard">
      <style:text-properties officeooo:rsid="001dcd70" officeooo:paragraph-rsid="0027a4f2"/>
    </style:style>
    <style:style style:name="P54" style:family="paragraph" style:parent-style-name="Standard">
      <style:text-properties officeooo:rsid="00090908" officeooo:paragraph-rsid="00090908"/>
    </style:style>
    <style:style style:name="P55" style:family="paragraph" style:parent-style-name="Standard">
      <style:text-properties officeooo:rsid="0027a4f2" officeooo:paragraph-rsid="0027a4f2"/>
    </style:style>
    <style:style style:name="P56" style:family="paragraph" style:parent-style-name="Standard">
      <style:paragraph-properties fo:break-before="page"/>
      <style:text-properties officeooo:rsid="0027a4f2" officeooo:paragraph-rsid="0027a4f2"/>
    </style:style>
    <style:style style:name="P57" style:family="paragraph" style:parent-style-name="Standard">
      <style:text-properties officeooo:rsid="0028998a" officeooo:paragraph-rsid="0028998a"/>
    </style:style>
    <style:style style:name="T1" style:family="text">
      <style:text-properties fo:font-weight="bold" style:font-weight-asian="bold" style:font-weight-complex="bold"/>
    </style:style>
    <style:style style:name="T2" style:family="text">
      <style:text-properties fo:font-weight="bold" officeooo:rsid="000f1b54" style:font-weight-asian="bold" style:font-weight-complex="bold"/>
    </style:style>
    <style:style style:name="T3" style:family="text">
      <style:text-properties fo:font-weight="bold" officeooo:rsid="00110e81" style:font-weight-asian="bold" style:font-weight-complex="bold"/>
    </style:style>
    <style:style style:name="T4" style:family="text">
      <style:text-properties fo:font-weight="bold" officeooo:rsid="00137038" style:font-weight-asian="bold" style:font-weight-complex="bold"/>
    </style:style>
    <style:style style:name="T5" style:family="text">
      <style:text-properties fo:font-weight="bold" officeooo:rsid="001582d5" style:font-weight-asian="bold" style:font-weight-complex="bold"/>
    </style:style>
    <style:style style:name="T6" style:family="text">
      <style:text-properties fo:font-weight="bold" officeooo:rsid="001e8f39" style:font-weight-asian="bold" style:font-weight-complex="bold"/>
    </style:style>
    <style:style style:name="T7" style:family="text">
      <style:text-properties style:font-name="DejaVu Sans1"/>
    </style:style>
    <style:style style:name="T8" style:family="text">
      <style:text-properties style:font-name="DejaVu Sans1" style:font-name-asian="DejaVu Sans" style:font-name-complex="DejaVu Sans"/>
    </style:style>
    <style:style style:name="T9" style:family="text">
      <style:text-properties officeooo:rsid="0008efe2"/>
    </style:style>
    <style:style style:name="T10" style:family="text">
      <style:text-properties officeooo:rsid="000b84ea"/>
    </style:style>
    <style:style style:name="T11" style:family="text">
      <style:text-properties officeooo:rsid="000ce727"/>
    </style:style>
    <style:style style:name="T12" style:family="text">
      <style:text-properties style:text-position="super 58%"/>
    </style:style>
    <style:style style:name="T13" style:family="text">
      <style:text-properties style:text-position="super 58%" officeooo:rsid="000f3210"/>
    </style:style>
    <style:style style:name="T14" style:family="text">
      <style:text-properties officeooo:rsid="000e2789"/>
    </style:style>
    <style:style style:name="T15" style:family="text">
      <style:text-properties officeooo:rsid="000f1b54"/>
    </style:style>
    <style:style style:name="T16" style:family="text">
      <style:text-properties officeooo:rsid="000f3210"/>
    </style:style>
    <style:style style:name="T17" style:family="text">
      <style:text-properties officeooo:rsid="000fc1a6"/>
    </style:style>
    <style:style style:name="T18" style:family="text">
      <style:text-properties officeooo:rsid="00110e81"/>
    </style:style>
    <style:style style:name="T19" style:family="text">
      <style:text-properties officeooo:rsid="0012688c"/>
    </style:style>
    <style:style style:name="T20" style:family="text">
      <style:text-properties officeooo:rsid="00137038"/>
    </style:style>
    <style:style style:name="T21" style:family="text">
      <style:text-properties officeooo:rsid="00147c80"/>
    </style:style>
    <style:style style:name="T22" style:family="text">
      <style:text-properties officeooo:rsid="0014c062"/>
    </style:style>
    <style:style style:name="T23" style:family="text">
      <style:text-properties officeooo:rsid="0014f4d8"/>
    </style:style>
    <style:style style:name="T24" style:family="text">
      <style:text-properties officeooo:rsid="001582d5"/>
    </style:style>
    <style:style style:name="T25" style:family="text">
      <style:text-properties officeooo:rsid="00172d13"/>
    </style:style>
    <style:style style:name="T26" style:family="text">
      <style:text-properties officeooo:rsid="0018e48e"/>
    </style:style>
    <style:style style:name="T27" style:family="text">
      <style:text-properties officeooo:rsid="001915f5"/>
    </style:style>
    <style:style style:name="T28" style:family="text">
      <style:text-properties officeooo:rsid="001a964d"/>
    </style:style>
    <style:style style:name="T29" style:family="text">
      <style:text-properties officeooo:rsid="001b41ff"/>
    </style:style>
    <style:style style:name="T30" style:family="text">
      <style:text-properties officeooo:rsid="001c3fc9"/>
    </style:style>
    <style:style style:name="T31" style:family="text">
      <style:text-properties officeooo:rsid="001d2503"/>
    </style:style>
    <style:style style:name="T32" style:family="text">
      <style:text-properties officeooo:rsid="001e8f39"/>
    </style:style>
    <style:style style:name="T33" style:family="text">
      <style:text-properties officeooo:rsid="001eb68e"/>
    </style:style>
    <style:style style:name="T34" style:family="text">
      <style:text-properties officeooo:rsid="00205429"/>
    </style:style>
    <style:style style:name="T35" style:family="text">
      <style:text-properties officeooo:rsid="0020c3fb"/>
    </style:style>
    <style:style style:name="T36" style:family="text">
      <style:text-properties officeooo:rsid="0022655f"/>
    </style:style>
    <style:style style:name="T37" style:family="text">
      <style:text-properties officeooo:rsid="00254595"/>
    </style:style>
    <style:style style:name="T38" style:family="text">
      <style:text-properties officeooo:rsid="0027a4f2"/>
    </style:style>
    <style:style style:name="T39" style:family="text">
      <style:text-properties officeooo:rsid="0028998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derstanding selection</text:p>
      <text:p text:style-name="P1"/>
      <text:p text:style-name="P1">The selection app gives a simple model of selection on <text:span text:style-name="T32">the </text:span><text:span text:style-name="T6">phenotypes</text:span><text:span text:style-name="T32"> of Mendelian trait, with phenotypes that are determined by</text:span> a single gene with two alleles, R and S. It can be used to simulate selection under several different scenarios. This worksheet will guide you through each one.</text:p>
      <text:p text:style-name="P1"/>
      <text:p text:style-name="P1">The app is set up so that you can specify the frequency of the R allele (p), which will also set the frequency of the S allele (q, which is 1-p). You can also set the relative fitness of each genotype <text:span text:style-name="T37">(as determined by the phenotype produced)</text:span>, and the number of generations to calculate. The steps <text:span text:style-name="T28">done by the app each generation </text:span>are numbered, and are:</text:p>
      <text:p text:style-name="P1"/>
      <text:list xml:id="list3943858053" text:style-name="L1">
        <text:list-item>
          <text:p text:style-name="P50">Set the allele frequencies of the gametes that produce the initial genotype frequencies – <text:span text:style-name="T33">th</text:span><text:span text:style-name="T34">e</text:span><text:span text:style-name="T33"> Generation 0 </text:span><text:span text:style-name="T34">allele frequencies</text:span>.</text:p>
        </text:list-item>
        <text:list-item>
          <text:p text:style-name="P50">Calculate the genotype frequencies <text:span text:style-name="T35">of the first parent generation</text:span> at birth, <text:span text:style-name="T29">as</text:span><text:span text:style-name="T9"> Hardy-Weinberg </text:span><text:span text:style-name="T29">values</text:span>.</text:p>
        </text:list-item>
        <text:list-item>
          <text:p text:style-name="P50">Set the relative fitnesses of the <text:span text:style-name="T35">phenotypes produced by the genotypes</text:span>.</text:p>
        </text:list-item>
        <text:list-item>
          <text:p text:style-name="P50">Multiply the genotype frequencies by the fitnesses – selection dictates what the frequencies of the breeders will be, and this step <text:span text:style-name="T29">determines</text:span> <text:span text:style-name="T29">how the genotypes contribute to the next generation, given the fitnesses</text:span>.</text:p>
        </text:list-item>
        <text:list-item>
          <text:p text:style-name="P50">Calculate the mean fitness of the population,<text:span text:style-name="T7">w</text:span><text:span text:style-name="T8">̄</text:span>, by summing the frequency x fitness calculations from step 4.</text:p>
        </text:list-item>
        <text:list-item>
          <text:p text:style-name="P51">Calculate the genotype frequencies of the breeders, <text:span text:style-name="T36">which are the parental generation </text:span>after selection has occurred. <text:span text:style-name="T36">This is done</text:span> by dividing the frequency x fitness values from step 4 by the mean fitness of the population in step 5.</text:p>
        </text:list-item>
        <text:list-item>
          <text:p text:style-name="P51">Calculate the frequencies of the R and S alleles in the gametes produced by the breeders, using the genotype frequencies of the breeders.</text:p>
        </text:list-item>
        <text:list-item>
          <text:p text:style-name="P51">Calculate the genotype frequencies of the next generation (Generation 1) from the gamete allele frequencies, using Hardy-Weinberg.</text:p>
        </text:list-item>
      </text:list>
      <text:p text:style-name="P1"/>
      <text:p text:style-name="P8">The full set of calculations to go from Generation 0 to Generation 1 are laid out in the Genotypes and Alleles tables. To get 1000 generations of selection these steps are repeated for each generation, using the <text:span text:style-name="T30">parent</text:span> genotype frequencies <text:span text:style-name="T30">after selection</text:span> from one generation <text:span text:style-name="T30">to generate the</text:span> next generation <text:span text:style-name="T30">of offspring</text:span>. This sort of process in which each step calculates the starting conditions for the next step is called <text:span text:style-name="T1">iteration</text:span>, and our model of natural selection is an iterative model – to see what the result of selection will be after 1000 generations of selection we need to iterate this process 1000 times.</text:p>
      <text:p text:style-name="P8"/>
      <text:p text:style-name="P8">The result of this iterative process is shown for genotypes (table “Change in genotype frequencies over time”) and alleles (table “Change in allele frequencies over time”). These tables of data are graphed, with generation on the x-axis and frequencies of genotypes or alleles on the y-axis.</text:p>
      <text:p text:style-name="P8"/>
      <text:p text:style-name="P55"/>
      <text:p text:style-name="P56">Before we start, a few preliminary questions:</text:p>
      <text:p text:style-name="P55"/>
      <text:p text:style-name="P53"><text:span text:style-name="T38">A</text:span>. What is selected <text:span text:style-name="T38">in natural selection</text:span>, genotypes, phenotypes, or alleles?</text:p>
      <text:p text:style-name="P53"/>
      <text:p text:style-name="P53"/>
      <text:p text:style-name="P53"/>
      <text:p text:style-name="P55">B. The conditions needed for natural selection to occur are that i) individuals vary in their traits, ii) differences in traits cause differences in reproduction (i.e. the traits cause differences in fitness), and iii) traits are heritable. How does the model represent each of these requirements for natural selection?</text:p>
      <text:p text:style-name="P55"/>
      <text:p text:style-name="P55"/>
      <text:p text:style-name="P55"/>
      <text:p text:style-name="P55"/>
      <text:p text:style-name="P55"/>
      <text:p text:style-name="P8"/>
      <text:p text:style-name="P55">C. <text:span text:style-name="T39">For each of the following, explain why there wouldn’t be any evolution by natural selection:</text:span></text:p>
      <text:p text:style-name="P55"/>
      <text:p text:style-name="P57">i) A population has red flowers and white flowers, both of which have the same survival and reproductive rate.</text:p>
      <text:p text:style-name="P57"/>
      <text:p text:style-name="P57"/>
      <text:p text:style-name="P57"/>
      <text:p text:style-name="P57"/>
      <text:p text:style-name="P57">ii) A plant species can have either large leaves or small leaves. Plants that are grown in the direct sun have small leaves, and the same plants grown in the shade have long leaves.</text:p>
      <text:p text:style-name="P57"/>
      <text:p text:style-name="P57"/>
      <text:p text:style-name="P57"/>
      <text:p text:style-name="P57"/>
      <text:p text:style-name="P57">iii) Aphids (a small insect) reproduces asexually, such that all of the individuals in a population have the same genome. Inidividuals within a population that eat more get larger and produce more offspring.</text:p>
      <text:p text:style-name="P57"/>
      <text:p text:style-name="P57"/>
      <text:p text:style-name="P57"/>
      <text:p text:style-name="P8"/>
      <text:p text:style-name="P9">With that background, you can simulate different selection scenarios and see how allele and genotype frequencies are expected to change over time. <text:span text:style-name="T31">Six scenarios are given below.</text:span></text:p>
      <text:p text:style-name="P9"/>
      <text:p text:style-name="P1"/>
      <text:p text:style-name="P1"/>
      <text:p text:style-name="P2">1. <text:span text:style-name="T1">Selection against a deleterious recessive S allele, R dominant to S</text:span>.</text:p>
      <text:p text:style-name="P1"/>
      <text:p text:style-name="P1">The default settings are set up to simulate this situation, so no changes are needed. The fitness for the genotypes are set to 1 for RR and RS, and to 0.8 for SS. The allele frequency for R (p) is set to 0.5, and thus the allele frequency for S (q) is also 0.5 (because q = 1-p).</text:p>
      <text:p text:style-name="P1"/>
      <text:p text:style-name="P1">S is deleterious because the fitness of SS is (greater than, less than, equal to) the fitness for RR.</text:p>
      <text:p text:style-name="P1"/>
      <text:p text:style-name="P1">R is dominant to S because the fitness for RS is (greater than, less than, equal to) the fitness of RR.</text:p>
      <text:p text:style-name="P1"/>
      <text:p text:style-name="P10">Look at the graphs, and answer the following questions:</text:p>
      <text:p text:style-name="P10"/>
      <text:p text:style-name="P10"><text:span text:style-name="T10">A. </text:span>How does selection against SS over time affect the frequency of:</text:p>
      <text:p text:style-name="P10"/>
      <text:p text:style-name="P10"><text:span text:style-name="T10">i</text:span>. SS?</text:p>
      <text:p text:style-name="P10"/>
      <text:p text:style-name="P10"/>
      <text:p text:style-name="P10"><text:span text:style-name="T10">ii</text:span>. S (q)?</text:p>
      <text:p text:style-name="P10"/>
      <text:p text:style-name="P10"/>
      <text:p text:style-name="P10"><text:span text:style-name="T10">iii</text:span>. RR?</text:p>
      <text:p text:style-name="P10"/>
      <text:p text:style-name="P10"/>
      <text:p text:style-name="P10"><text:span text:style-name="T10">iv</text:span>. RS?</text:p>
      <text:p text:style-name="P10"/>
      <text:p text:style-name="P10"/>
      <text:p text:style-name="P10"><text:span text:style-name="T10">v</text:span>. R (p)?</text:p>
      <text:p text:style-name="P10"/>
      <text:p text:style-name="P10"/>
      <text:p text:style-name="P13"/>
      <text:p text:style-name="P34"><text:span text:style-name="T16">B</text:span>. Set the number of generations to 100 – what is the frequency of the S allele at the 100<text:span text:style-name="T12">th</text:span> generation (hover over the q line at generation 100)?</text:p>
      <text:p text:style-name="P34"/>
      <text:p text:style-name="P34"/>
      <text:p text:style-name="P34"/>
      <text:p text:style-name="P34"><text:span text:style-name="T16">C</text:span><text:span text:style-name="T10">. </text:span><text:span text:style-name="T16">Set the number of generations to 1000 – what is the frequency of the S allele at the 1000</text:span><text:span text:style-name="T13">th</text:span><text:span text:style-name="T16"> generation? </text:span><text:span text:style-name="T10">Why doesn’t q go to zero, even after 1000 generations? Hint: recessive alleles are shielded from selection in heterozygotes, where are most of the S alleles found when they become rare?</text:span></text:p>
      <text:p text:style-name="P11"/>
      <text:p text:style-name="P52"/>
      <text:p text:style-name="P19">2. <text:span text:style-name="T1">Selection against a deleterious dominant allele, R</text:span>.</text:p>
      <text:p text:style-name="P18"/>
      <text:p text:style-name="P38"><text:span text:style-name="T16">Start with</text:span> the number of generations <text:span text:style-name="T16">set</text:span> to 1000.</text:p>
      <text:p text:style-name="P29"/>
      <text:p text:style-name="P29"><text:span text:style-name="T14">Set t</text:span>he relative fitnesses <text:span text:style-name="T14">to</text:span> 0.8 for RR, 0.8 for RS, and 1 for SS.</text:p>
      <text:p text:style-name="P29"/>
      <text:p text:style-name="P3"><text:span text:style-name="T11">R</text:span> is deleterious because the fitness of <text:span text:style-name="T11">RR</text:span> is (greater than, less than, equal to) the fitness for <text:span text:style-name="T11">SS</text:span>.</text:p>
      <text:p text:style-name="P3"/>
      <text:p text:style-name="P3">R is dominant to S because the fitness for RS is (greater than, less than, equal to) the fitness of RR.</text:p>
      <text:p text:style-name="P3"/>
      <text:p text:style-name="P11">Look at the graphs, and answer the following questions:</text:p>
      <text:p text:style-name="P11"/>
      <text:p text:style-name="P11"><text:span text:style-name="T10">A. </text:span>How does selection against <text:span text:style-name="T11">RR and RS</text:span> over time affect the frequency of:</text:p>
      <text:p text:style-name="P11"/>
      <text:p text:style-name="P11"><text:span text:style-name="T10">i</text:span>. SS?</text:p>
      <text:p text:style-name="P11"/>
      <text:p text:style-name="P11"/>
      <text:p text:style-name="P11"><text:span text:style-name="T10">ii</text:span>. S (q)?</text:p>
      <text:p text:style-name="P11"/>
      <text:p text:style-name="P11"/>
      <text:p text:style-name="P11"><text:span text:style-name="T10">iii</text:span>. RR?</text:p>
      <text:p text:style-name="P11"/>
      <text:p text:style-name="P11"/>
      <text:p text:style-name="P11"><text:span text:style-name="T10">iv</text:span>. RS?</text:p>
      <text:p text:style-name="P11"/>
      <text:p text:style-name="P11"/>
      <text:p text:style-name="P11"><text:span text:style-name="T10">v</text:span>. R (p)?</text:p>
      <text:p text:style-name="P11"/>
      <text:p text:style-name="P14"/>
      <text:p text:style-name="P34"><text:span text:style-name="T16">B</text:span>. Set the number of generations to 100 – what is the frequency of the <text:span text:style-name="T16">R</text:span> allele at the 100<text:span text:style-name="T12">th</text:span> generation (hover over the q line at generation 100)?</text:p>
      <text:p text:style-name="P34"/>
      <text:p text:style-name="P34"/>
      <text:p text:style-name="P34"/>
      <text:p text:style-name="P21"><text:span text:style-name="T16">C</text:span>. <text:span text:style-name="T16">Set the number of generations back to 1000 – what is the frequency of the R allele at the 1000</text:span><text:span text:style-name="T13">th</text:span><text:span text:style-name="T16"> generation? Why is selection against a dominant allele more effective at eliminating it than selection against the recessive allele was?</text:span></text:p>
      <text:p text:style-name="P21"/>
      <text:p text:style-name="P21"/>
      <text:p text:style-name="P21"/>
      <text:p text:style-name="P22"><text:span text:style-name="T15">3</text:span>. <text:span text:style-name="T1">Selection against a deleterious </text:span><text:span text:style-name="T2">incompletely </text:span><text:span text:style-name="T1">dominant allele, R</text:span>.</text:p>
      <text:p text:style-name="P20"/>
      <text:p text:style-name="P39">S<text:span text:style-name="T16">tart with</text:span> the number of generations <text:span text:style-name="T16">set to</text:span> 1000.</text:p>
      <text:p text:style-name="P30"/>
      <text:p text:style-name="P30"><text:span text:style-name="T14">Set t</text:span>he relative fitnesses <text:span text:style-name="T14">to</text:span> 0.8 for RR, 0.<text:span text:style-name="T16">9</text:span> for RS, and 1 for SS.</text:p>
      <text:p text:style-name="P30"/>
      <text:p text:style-name="P4"><text:span text:style-name="T11">R</text:span> is deleterious because the fitness of <text:span text:style-name="T11">RR</text:span> is (greater than, less than, equal to) the fitness for <text:span text:style-name="T11">SS</text:span>.</text:p>
      <text:p text:style-name="P4"/>
      <text:p text:style-name="P4">R is <text:span text:style-name="T16">incompletely dominant</text:span> to S because the fitness for RS is (greater than, less than, equal to, <text:span text:style-name="T16">between</text:span>) the fitness of RR <text:span text:style-name="T16">and SS</text:span>.</text:p>
      <text:p text:style-name="P4"/>
      <text:p text:style-name="P12">Look at the graphs, and answer the following questions:</text:p>
      <text:p text:style-name="P12"/>
      <text:p text:style-name="P12"><text:span text:style-name="T10">A. </text:span>How does <text:span text:style-name="T17">strong </text:span>selection against <text:span text:style-name="T11">RR and </text:span><text:span text:style-name="T17">weaker selection againt</text:span><text:span text:style-name="T11"> RS</text:span> over time affect the frequency of:</text:p>
      <text:p text:style-name="P12"/>
      <text:p text:style-name="P12"><text:span text:style-name="T10">i</text:span>. SS?</text:p>
      <text:p text:style-name="P12"/>
      <text:p text:style-name="P12"/>
      <text:p text:style-name="P12"><text:span text:style-name="T10">ii</text:span>. S (q)?</text:p>
      <text:p text:style-name="P12"/>
      <text:p text:style-name="P12"/>
      <text:p text:style-name="P12"><text:span text:style-name="T10">iii</text:span>. RR?</text:p>
      <text:p text:style-name="P12"/>
      <text:p text:style-name="P12"/>
      <text:p text:style-name="P12"><text:span text:style-name="T10">iv</text:span>. RS?</text:p>
      <text:p text:style-name="P12"/>
      <text:p text:style-name="P12"/>
      <text:p text:style-name="P12"><text:span text:style-name="T10">v</text:span>. R (p)?</text:p>
      <text:p text:style-name="P12"/>
      <text:p text:style-name="P12"/>
      <text:p text:style-name="P35"><text:span text:style-name="T16">B</text:span>. Set the number of generations to 100 – what is the frequency of the <text:span text:style-name="T16">R</text:span> allele at the 100<text:span text:style-name="T12">th</text:span> generation (hover over the q line at generation 100)?</text:p>
      <text:p text:style-name="P35"/>
      <text:p text:style-name="P35"/>
      <text:p text:style-name="P35"/>
      <text:p text:style-name="P23"><text:span text:style-name="T16">C</text:span>. <text:span text:style-name="T16">Set the number of generations back to 1000 – what is the frequency of the R allele at the 1000</text:span><text:span text:style-name="T13">th</text:span><text:span text:style-name="T16"> generation?</text:span></text:p>
      <text:p text:style-name="P23"/>
      <text:p text:style-name="P23"/>
      <text:p text:style-name="P23"/>
      <text:p text:style-name="P23"/>
      <text:p text:style-name="P43">D. Selection is most effective at eliminating a deleterious allele when it is (dominant, recessive, incompletely dominant), and least effective when it is (dominant, recessive, incompletely dominant)</text:p>
      <text:p text:style-name="P23"/>
      <text:p text:style-name="P24"><text:span text:style-name="T18">4</text:span>. <text:span text:style-name="T1">Selection </text:span><text:span text:style-name="T3">for</text:span><text:span text:style-name="T1"> a </text:span><text:span text:style-name="T3">beneficial recessive mutation, S</text:span>.</text:p>
      <text:p text:style-name="P23"/>
      <text:p text:style-name="P43">A new mutation will happen in a single individual, and will thus be at a low frequency. Because it is beneficial it should spread, but we will see how effective selection is at spreading it when it is recessive.</text:p>
      <text:p text:style-name="P23"/>
      <text:p text:style-name="P40">S<text:span text:style-name="T16">tart with</text:span> the number of generations <text:span text:style-name="T16">set to</text:span> 1000.</text:p>
      <text:p text:style-name="P31"/>
      <text:p text:style-name="P31"><text:span text:style-name="T14">Set t</text:span>he relative fitnesses <text:span text:style-name="T14">to</text:span> <text:span text:style-name="T18">1</text:span> for RR, <text:span text:style-name="T18">1</text:span> for RS, and 1.<text:span text:style-name="T18">2</text:span> for SS.</text:p>
      <text:p text:style-name="P31"/>
      <text:p text:style-name="P43">Set the frequency of R (p) to 0.99 (which will set q to 0.01).</text:p>
      <text:p text:style-name="P31"/>
      <text:p text:style-name="P5"><text:span text:style-name="T18">S</text:span> is <text:span text:style-name="T18">beneficial because</text:span> the fitness of <text:span text:style-name="T18">SS</text:span> is (greater than, less than, equal to) the fitness for <text:span text:style-name="T18">RR</text:span>.</text:p>
      <text:p text:style-name="P5"/>
      <text:p text:style-name="P5"><text:span text:style-name="T18">S</text:span> is <text:span text:style-name="T18">recessive</text:span> to <text:span text:style-name="T18">R</text:span> because the fitness for RS is (greater than, less than, equal to) the fitness of RR.</text:p>
      <text:p text:style-name="P5"/>
      <text:p text:style-name="P15">Look at the graphs, and answer the following questions:</text:p>
      <text:p text:style-name="P15"/>
      <text:p text:style-name="P15"><text:span text:style-name="T10">A. </text:span>How does <text:span text:style-name="T19">positive</text:span><text:span text:style-name="T17"> </text:span>selection <text:span text:style-name="T19">for SS</text:span><text:span text:style-name="T11"> </text:span>affect the frequency of:</text:p>
      <text:p text:style-name="P15"/>
      <text:p text:style-name="P15"><text:span text:style-name="T10">i</text:span>. SS?</text:p>
      <text:p text:style-name="P15"/>
      <text:p text:style-name="P15"/>
      <text:p text:style-name="P15"><text:span text:style-name="T10">ii</text:span>. S (q)?</text:p>
      <text:p text:style-name="P15"/>
      <text:p text:style-name="P15"/>
      <text:p text:style-name="P15"><text:span text:style-name="T10">iii</text:span>. RR?</text:p>
      <text:p text:style-name="P15"/>
      <text:p text:style-name="P15"/>
      <text:p text:style-name="P15"><text:span text:style-name="T10">iv</text:span>. RS?</text:p>
      <text:p text:style-name="P15"/>
      <text:p text:style-name="P15"/>
      <text:p text:style-name="P15"><text:span text:style-name="T10">v</text:span>. R (p)?</text:p>
      <text:p text:style-name="P15"/>
      <text:p text:style-name="P15"/>
      <text:p text:style-name="P35"><text:span text:style-name="T16">B</text:span>. <text:span text:style-name="T19">There is a distinct lag of several hundred generations with little change in the frequency of S, and then the frequency increases rapidly – why? Hint: most of the S alleles are in heterozygotes during this lag phase, do heterozygotes get the benefit of carrying the S allele?</text:span></text:p>
      <text:p text:style-name="P23"/>
      <text:p text:style-name="P23"/>
      <text:p text:style-name="P23"/>
      <text:p text:style-name="P23"/>
      <text:p text:style-name="P46">C. By what generation is S fixed in the population (that is, it becomes 100% of the alleles present)?</text:p>
      <text:p text:style-name="P46"/>
      <text:p text:style-name="P46"/>
      <text:p text:style-name="P25"><text:span text:style-name="T19">5</text:span>. <text:span text:style-name="T1">Selection </text:span><text:span text:style-name="T3">for</text:span><text:span text:style-name="T1"> a </text:span><text:span text:style-name="T3">beneficial </text:span><text:span text:style-name="T4">dominant</text:span><text:span text:style-name="T3"> mutation, </text:span><text:span text:style-name="T4">R</text:span>.</text:p>
      <text:p text:style-name="P26"/>
      <text:p text:style-name="P48">A beneficial dominant allele will be expressed in both the homozygote and heterozygote – we will see how this changes the pattern of change due to selection.</text:p>
      <text:p text:style-name="P26"/>
      <text:p text:style-name="P41">S<text:span text:style-name="T16">tart with</text:span> the number of generations <text:span text:style-name="T16">set to</text:span> 1000.</text:p>
      <text:p text:style-name="P32"/>
      <text:p text:style-name="P32"><text:span text:style-name="T14">Set t</text:span>he relative fitnesses <text:span text:style-name="T14">to</text:span> <text:span text:style-name="T18">1.</text:span><text:span text:style-name="T20">2</text:span> for RR, <text:span text:style-name="T18">1.</text:span><text:span text:style-name="T20">2</text:span> for RS, and 1 for SS.</text:p>
      <text:p text:style-name="P32"/>
      <text:p text:style-name="P44">Set the frequency of R (p) to 0.<text:span text:style-name="T20">01</text:span> (which will set q to 0.<text:span text:style-name="T20">99</text:span>).</text:p>
      <text:p text:style-name="P32"/>
      <text:p text:style-name="P6"><text:span text:style-name="T21">R</text:span> is <text:span text:style-name="T18">beneficial because</text:span> the fitness of <text:span text:style-name="T21">RR</text:span> is (greater than, less than, equal to) the fitness <text:span text:style-name="T21">of</text:span> <text:span text:style-name="T21">SS</text:span>.</text:p>
      <text:p text:style-name="P6"/>
      <text:p text:style-name="P6"><text:span text:style-name="T18">S</text:span> is <text:span text:style-name="T18">recessive</text:span> to <text:span text:style-name="T18">R</text:span> because the fitness for RS is (greater than, less than, equal to) the fitness of RR.</text:p>
      <text:p text:style-name="P6"/>
      <text:p text:style-name="P16">Look at the graphs, and answer the following questions:</text:p>
      <text:p text:style-name="P16"/>
      <text:p text:style-name="P16"><text:span text:style-name="T10">A. </text:span>How does <text:span text:style-name="T19">positive</text:span><text:span text:style-name="T17"> </text:span>selection <text:span text:style-name="T19">for </text:span><text:span text:style-name="T22">RR and RS</text:span><text:span text:style-name="T11"> </text:span>affect the frequency of:</text:p>
      <text:p text:style-name="P16"/>
      <text:p text:style-name="P16"><text:span text:style-name="T10">i</text:span>. SS?</text:p>
      <text:p text:style-name="P16"/>
      <text:p text:style-name="P16"/>
      <text:p text:style-name="P16"><text:span text:style-name="T10">ii</text:span>. S (q)?</text:p>
      <text:p text:style-name="P16"/>
      <text:p text:style-name="P16"/>
      <text:p text:style-name="P16"><text:span text:style-name="T10">iii</text:span>. RR?</text:p>
      <text:p text:style-name="P16"/>
      <text:p text:style-name="P16"/>
      <text:p text:style-name="P16"><text:span text:style-name="T10">iv</text:span>. RS?</text:p>
      <text:p text:style-name="P16"/>
      <text:p text:style-name="P16"/>
      <text:p text:style-name="P16"><text:span text:style-name="T10">v</text:span>. R (p)?</text:p>
      <text:p text:style-name="P16"/>
      <text:p text:style-name="P16"/>
      <text:p text:style-name="P36"><text:span text:style-name="T16">B</text:span>. <text:span text:style-name="T23">Is there a lag in the spread of the R allele when it is dominant and beneficial?</text:span></text:p>
      <text:p text:style-name="P26"/>
      <text:p text:style-name="P26"/>
      <text:p text:style-name="P26"/>
      <text:p text:style-name="P26"/>
      <text:p text:style-name="P46">C. <text:span text:style-name="T23">Does</text:span> <text:span text:style-name="T23">R</text:span> <text:span text:style-name="T23">become </text:span>fixed in the population (that is, <text:span text:style-name="T23">does it</text:span> becomes 100% of the alleles present)? <text:span text:style-name="T23">Why would it not go to fixation when R did as a beneficial recessive? Hint: S is acting as a deleterious recessive in this example – is it being effectively elimnated when it becomes rare?</text:span></text:p>
      <text:p text:style-name="P46"/>
      <text:p text:style-name="P46"/>
      <text:p text:style-name="P46"/>
      <text:p text:style-name="P27"><text:span text:style-name="T24">6</text:span>. <text:span text:style-name="T1">Selection </text:span><text:span text:style-name="T3">for</text:span><text:span text:style-name="T1"> a </text:span><text:span text:style-name="T3">beneficial </text:span><text:span text:style-name="T5">incompletely </text:span><text:span text:style-name="T4">dominant</text:span><text:span text:style-name="T3"> mutation, </text:span><text:span text:style-name="T4">R</text:span>.</text:p>
      <text:p text:style-name="P28"/>
      <text:p text:style-name="P49">A beneficial <text:span text:style-name="T25">incompletely </text:span>dominant allele will be <text:span text:style-name="T25">most beneficial in the</text:span> homozygote, <text:span text:style-name="T25">and will have intermediate fitness in the</text:span> heterozygote.</text:p>
      <text:p text:style-name="P28"/>
      <text:p text:style-name="P42">S<text:span text:style-name="T16">tart with</text:span> the number of generations <text:span text:style-name="T16">set to</text:span> 1000.</text:p>
      <text:p text:style-name="P33"/>
      <text:p text:style-name="P33"><text:span text:style-name="T14">Set t</text:span>he relative fitnesses <text:span text:style-name="T14">to</text:span> <text:span text:style-name="T18">1.</text:span><text:span text:style-name="T20">2</text:span> for RR, <text:span text:style-name="T18">1.</text:span><text:span text:style-name="T25">1</text:span> for RS, and 1 for SS.</text:p>
      <text:p text:style-name="P33"/>
      <text:p text:style-name="P45">Set the frequency of R (p) to 0.<text:span text:style-name="T20">01</text:span> (which will set q to 0.<text:span text:style-name="T20">99</text:span>).</text:p>
      <text:p text:style-name="P33"/>
      <text:p text:style-name="P7"><text:span text:style-name="T21">R</text:span> is <text:span text:style-name="T18">beneficial because</text:span> the fitness of <text:span text:style-name="T21">RR</text:span> is (greater than, less than, equal to) the fitness <text:span text:style-name="T21">of</text:span> <text:span text:style-name="T21">SS</text:span>.</text:p>
      <text:p text:style-name="P7"/>
      <text:p text:style-name="P7"><text:span text:style-name="T18">R </text:span><text:span text:style-name="T26">is incompletely dominant</text:span> because the fitness for RS is (greater than, less than, equal to, <text:span text:style-name="T26">between</text:span>) the fitness of RR <text:span text:style-name="T26">and SS</text:span>.</text:p>
      <text:p text:style-name="P7"/>
      <text:p text:style-name="P17">Look at the graphs, and answer the following questions:</text:p>
      <text:p text:style-name="P17"/>
      <text:p text:style-name="P17"><text:span text:style-name="T10">A. </text:span>How does <text:span text:style-name="T19">positive</text:span><text:span text:style-name="T17"> </text:span>selection <text:span text:style-name="T19">for </text:span><text:span text:style-name="T22">RR and RS</text:span><text:span text:style-name="T11"> </text:span>affect the frequency of:</text:p>
      <text:p text:style-name="P17"/>
      <text:p text:style-name="P17"><text:span text:style-name="T10">i</text:span>. SS?</text:p>
      <text:p text:style-name="P17"/>
      <text:p text:style-name="P17"/>
      <text:p text:style-name="P17"><text:span text:style-name="T10">ii</text:span>. S (q)?</text:p>
      <text:p text:style-name="P17"/>
      <text:p text:style-name="P17"/>
      <text:p text:style-name="P17"><text:span text:style-name="T10">iii</text:span>. RR?</text:p>
      <text:p text:style-name="P17"/>
      <text:p text:style-name="P17"/>
      <text:p text:style-name="P17"><text:span text:style-name="T10">iv</text:span>. RS?</text:p>
      <text:p text:style-name="P17"/>
      <text:p text:style-name="P17"/>
      <text:p text:style-name="P17"><text:span text:style-name="T10">v</text:span>. R (p)?</text:p>
      <text:p text:style-name="P17"/>
      <text:p text:style-name="P17"/>
      <text:p text:style-name="P37"><text:span text:style-name="T16">B</text:span>. <text:span text:style-name="T27">Why does R go to fixation when it is incompletely dominant, but not wen it was completely dominant to S? Hint: is selection against S still ineffective for the heterozygotes?</text:span></text:p>
      <text:p text:style-name="P28"/>
      <text:p text:style-name="P28"/>
      <text:p text:style-name="P28"/>
      <text:p text:style-name="P28"/>
      <text:p text:style-name="P47">C. <text:span text:style-name="T27">In all three cases of the spread of beneficial mutations, heterozygotes first increase in frequency, peak around 0.5, and then decline. Why</text:span><text:span text:style-name="T23">? </text:span><text:span text:style-name="T27">Hint: when an allele is rare, is it more likely to be matched with the same allele to form a homozygote, or is it more likely to be matched with the other allele to form a heterozygote?</text:span></text:p>
      <text:p text:style-name="P47"/>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svg:font-family="'DejaVu Sans'" style:font-family-generic="swiss"/>
    <style:font-face style:name="DejaVu Sans1" svg:font-family="'DejaVu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ll Kristan</meta:initial-creator>
    <meta:creation-date>2022-03-26T17:24:37.482343577</meta:creation-date>
    <dc:date>2022-04-03T06:33:45.795146572</dc:date>
    <meta:editing-duration>PT2H23M</meta:editing-duration>
    <meta:editing-cycles>36</meta:editing-cycles>
    <meta:generator>LibreOffice/7.3.2.2$Linux_X86_64 LibreOffice_project/30$Build-2</meta:generator>
    <dc:creator>Bill Kristan</dc:creator>
    <meta:document-statistic meta:table-count="0" meta:image-count="0" meta:object-count="0" meta:page-count="8" meta:paragraph-count="111" meta:word-count="1904" meta:character-count="10649" meta:non-whitespace-character-count="8852"/>
  </office:meta>
</office:document-meta>
</file>